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isposte_20_del_20_modulo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isposte del modulo 1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2" table:number-columns-repeated="992" table:default-cell-style-name="Default"/>
        <table:table-row table:style-name="ro1">
          <table:table-cell table:style-name="ce1" office:value-type="string" calcext:value-type="string">
            <text:p>Informazioni cronologiche</text:p>
          </table:table-cell>
          <table:table-cell table:style-name="ce1" office:value-type="string" calcext:value-type="string">
            <text:p>Genere </text:p>
          </table:table-cell>
          <table:table-cell table:style-name="ce1" office:value-type="string" calcext:value-type="string">
            <text:p>Età</text:p>
          </table:table-cell>
          <table:table-cell table:style-name="ce1" office:value-type="string" calcext:value-type="string">
            <text:p>Ruolo al interno della scuola </text:p>
          </table:table-cell>
          <table:table-cell table:style-name="ce1" office:value-type="string" calcext:value-type="string">
            <text:p>Quanto tempo trascorri in media giocando ai videogiochi ogni giorno?</text:p>
          </table:table-cell>
          <table:table-cell table:style-name="ce1" office:value-type="string" calcext:value-type="string">
            <text:p>Quale stile di videogioco preferisci di più?</text:p>
          </table:table-cell>
          <table:table-cell table:style-name="ce1" office:value-type="string" calcext:value-type="string">
            <text:p>Credi che i videogiochi siano una forma d'arte?</text:p>
          </table:table-cell>
          <table:table-cell table:style-name="ce1" office:value-type="string" calcext:value-type="string">
            <text:p>Se hai premuto "Dipende" puoi specificare qui</text:p>
          </table:table-cell>
          <table:table-cell table:style-name="ce1" office:value-type="string" calcext:value-type="string">
            <text:p>C’è un videogioco che ti ha insegnato qualcosa di utile per la tua formazione scolastica e professionale?” <text:s/></text:p>
          </table:table-cell>
          <table:table-cell table:style-name="ce1" office:value-type="string" calcext:value-type="string">
            <text:p>Se hai premuto “Sì” scrivi quale videogioco ti è stato più utile </text:p>
          </table:table-cell>
          <table:table-cell table:style-name="ce1" office:value-type="string" calcext:value-type="string">
            <text:p/>
            <text:p>Qual è il dispositivo che preferisci utilizzare per giocare?</text:p>
          </table:table-cell>
          <table:table-cell table:style-name="ce1" office:value-type="string" calcext:value-type="string">
            <text:p>Se hai premuto "Altro" rispondi qui </text:p>
          </table:table-cell>
          <table:table-cell table:style-name="ce1" office:value-type="string" calcext:value-type="string">
            <text:p/>
            <text:p>Quali videogiochi ritieni ti abbiano arricchito culturalmente riguardo alla mitologia o alla storia?</text:p>
          </table:table-cell>
          <table:table-cell table:style-name="ce1" office:value-type="string" calcext:value-type="string">
            <text:p>Se hai premuto "Altro" rispondi qui </text:p>
          </table:table-cell>
          <table:table-cell table:style-name="ce1" office:value-type="string" calcext:value-type="string">
            <text:p>Pensi che sia possibile utilizzare i videogiochi che non sono stati concepiti per scopi didattici come strumenti formativi?</text:p>
          </table:table-cell>
          <table:table-cell table:style-name="ce1" office:value-type="string" calcext:value-type="string">
            <text:p>Se hai premuto "Dipende" puoi specificare qui</text:p>
          </table:table-cell>
          <table:table-cell table:style-name="ce1" office:value-type="string" calcext:value-type="string">
            <text:p/>
            <text:p>Credi che i videogiochi online possano facilitare la connessione tra le persone e offrire un'alternativa alla socialità tradizionale?</text:p>
          </table:table-cell>
          <table:table-cell table:style-name="ce1" office:value-type="string" calcext:value-type="string">
            <text:p>Sei hai premuto "Dipende" puoi specificare qui </text:p>
          </table:table-cell>
          <table:table-cell table:style-name="ce1" office:value-type="string" calcext:value-type="string">
            <text:p>Pensi che un videogioco ti abbia ispirato ad approfondire conoscenze su un argomento ( per esempio letterario, culturale, storico, sociale, scientifico, artistico, o ecc.) ?</text:p>
          </table:table-cell>
          <table:table-cell table:style-name="ce1" office:value-type="string" calcext:value-type="string">
            <text:p>Hai mai imparato un'altra lingua o migliorato le tue competenze linguistiche grazie ai videogiochi, sia online che in modalità single player?</text:p>
          </table:table-cell>
          <table:table-cell table:style-name="ce1" office:value-type="string" calcext:value-type="string">
            <text:p>Sei hai premuto Altro specifica qui</text:p>
          </table:table-cell>
          <table:table-cell table:style-name="ce1" office:value-type="string" calcext:value-type="string">
            <text:p>Secondo te, è possibile paragonare l'importanza narrativa di un videogioco a quella di media più tradizionali come libri, film o prodotti di animazione? <text:s/></text:p>
          </table:table-cell>
          <table:table-cell table:style-name="ce1" office:value-type="string" calcext:value-type="string">
            <text:p>Solo professori: Quale è la vostra opinione sui videogiochi? Li considerate principalmente una perdita di tempo o credete che abbiano anche dei lati positivi da prendere in considerazione?</text:p>
          </table:table-cell>
          <table:table-cell table:style-name="ce1" office:value-type="string" calcext:value-type="string">
            <text:p>Solo per i professori: Vi siete mai interessati al medium videoludico al di là delle notizie sui giornali, telegiornali o simili?</text:p>
          </table:table-cell>
          <table:table-cell table:style-name="ce1" office:value-type="string" calcext:value-type="string">
            <text:p>Solo per studenti: Hai notato una tendenza nella tua scuola dove alcuni professori denigrano il medium videoludico o mostrano riluttanza nei confronti di questo tipo di medium?</text:p>
          </table:table-cell>
          <table:table-cell table:style-name="ce1" office:value-type="string" calcext:value-type="string">
            <text:p>Frequenti amici che non usano videogiochi o preferisci la compagnia di chi condivide come te questa passione?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3T18:49:18.199" calcext:value-type="date">
            <text:p>6/3/2024 18:49:18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Single player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ho imparato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3T18:51:40.482" calcext:value-type="date">
            <text:p>6/3/2024 18:51:40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3T18:52:36.334" calcext:value-type="date">
            <text:p>6/3/2024 18:52:36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Nessuno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ho imparato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 gioco ai videogiochi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3T19:25:02.465" calcext:value-type="date">
            <text:p>6/3/2024 19:25:02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4-6 ore</text:p>
          </table:table-cell>
          <table:table-cell table:style-name="ce3" office:value-type="string" calcext:value-type="string">
            <text:p>Single player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ssassins creed odissey</text:p>
          </table:table-cell>
          <table:table-cell table:style-name="ce3" office:value-type="string" calcext:value-type="string">
            <text:p>Console</text:p>
          </table:table-cell>
          <table:table-cell/>
          <table:table-cell table:style-name="ce3" office:value-type="string" calcext:value-type="string">
            <text:p>Assassin's creed (saga)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3T19:40:58.259" calcext:value-type="date">
            <text:p>6/3/2024 19:40:58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X (1965-1980)</text:p>
          </table:table-cell>
          <table:table-cell table:style-name="ce3" office:value-type="string" calcext:value-type="string">
            <text:p>Professore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Nessuno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gioco ai videogioch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Credo che abbiano dei lati positivi e che, sapendoli utilizzare, possano essere utili per la didattica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3T19:41:06.944" calcext:value-type="date">
            <text:p>6/3/2024 19:41:07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X (1965-1980)</text:p>
          </table:table-cell>
          <table:table-cell table:style-name="ce3" office:value-type="string" calcext:value-type="string">
            <text:p>Professore</text:p>
          </table:table-cell>
          <table:table-cell table:style-name="ce3" office:value-type="string" calcext:value-type="string">
            <text:p>Meno di un’ora</text:p>
          </table:table-cell>
          <table:table-cell table:style-name="ce3" office:value-type="string" calcext:value-type="string">
            <text:p>Single player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POSSONO AVERE ANCHE ALTRE FINALITA' DIPENDE SEMPRE DA COME E PER QUANTO TEMPO VENGONO UTILIZZATI . SE PRODUCONO UN APPROFONDIMENTO O SONO SOLO UN MOMENTO DI EVASIONE MENTALE DA IMPEGNI E RESPONSABILITA'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3T21:33:36.383" calcext:value-type="date">
            <text:p>6/3/2024 21:33:36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Baby boomers (1946-1964)</text:p>
          </table:table-cell>
          <table:table-cell table:style-name="ce3" office:value-type="string" calcext:value-type="string">
            <text:p>Professore</text:p>
          </table:table-cell>
          <table:table-cell table:style-name="ce3" office:value-type="string" calcext:value-type="string">
            <text:p>Non gioco regolarmente</text:p>
          </table:table-cell>
          <table:table-cell table:style-name="ce3" office:value-type="string" calcext:value-type="string">
            <text:p>Single player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ho imparato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redo che possano essere un momento di svago ma giusto un momento.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Preferisco la compagnia di chi non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1:31:34.196" calcext:value-type="date">
            <text:p>6/4/2024 1:31:34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Baby boomers (1946-1964)</text:p>
          </table:table-cell>
          <table:table-cell table:style-name="ce3" office:value-type="string" calcext:value-type="string">
            <text:p>Professore</text:p>
          </table:table-cell>
          <table:table-cell table:style-name="ce3" office:value-type="string" calcext:value-type="string">
            <text:p>Non gioco regolarmente</text:p>
          </table:table-cell>
          <table:table-cell table:style-name="ce3" office:value-type="string" calcext:value-type="string">
            <text:p>Single player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Dipende dal tipo di obiettivi <text:s/>che il gioco si prefigge.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gioco ai videogiochi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Ritengo che possano essere un utile passatempo ma devono essere calibrati e dosati, e non possono sostituire in alcun modo il gioco fatto di relazioni immediate e dirette.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Preferisco la compagnia di chi non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7:37:49.302" calcext:value-type="date">
            <text:p>6/4/2024 7:37:49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Millennials (1981-1996)</text:p>
          </table:table-cell>
          <table:table-cell table:style-name="ce3" office:value-type="string" calcext:value-type="string">
            <text:p>Professore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Nessuno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gioco ai videogiochi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redo abbiano assolutamente dei lati positivi che riguardano sicuramente le conoscenze talvolta culturali e talvolta meramente estetico e grafico. Pur essendo una sorta "di film interattivo", una realtà vivibile in cui si possa effettivamente interagire, a differenza della realtà deleterea dei social, purtroppo i ragazzi spesso si fermano alla superficie del tutto, vivendoli per inerzia e con passività </text:p>
          </table:table-cell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05:39.475" calcext:value-type="date">
            <text:p>6/4/2024 8:05:39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X (1965-1980)</text:p>
          </table:table-cell>
          <table:table-cell table:style-name="ce3" office:value-type="string" calcext:value-type="string">
            <text:p>Professore</text:p>
          </table:table-cell>
          <table:table-cell table:style-name="ce3" office:value-type="string" calcext:value-type="string">
            <text:p>2-3 ore</text:p>
          </table:table-cell>
          <table:table-cell table:style-name="ce3" office:value-type="string" calcext:value-type="string">
            <text:p>Nessuno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i ho imparato un'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hanno anche dei lati positiv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Preferisco la compagnia di chi non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18:59.542" calcext:value-type="date">
            <text:p>6/4/2024 8:19:00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ssasin’s creed origins</text:p>
          </table:table-cell>
          <table:table-cell table:style-name="ce3" office:value-type="string" calcext:value-type="string">
            <text:p>Console, PC, VR, Smartphone /Tablet</text:p>
          </table:table-cell>
          <table:table-cell/>
          <table:table-cell table:style-name="ce3" office:value-type="string" calcext:value-type="string">
            <text:p>Assassin's creed (saga), God of War (saga Greca), God of war (saga norrena)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i ho imparato un'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19:30.817" calcext:value-type="date">
            <text:p>6/4/2024 8:19:31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7&gt;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Dipende (specifica)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PC</text:p>
          </table:table-cell>
          <table:table-cell/>
          <table:table-cell table:style-name="ce3" office:value-type="string" calcext:value-type="string">
            <text:p>Assassin's creed (saga), Age of Empire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i ho imparato un'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19:31.642" calcext:value-type="date">
            <text:p>6/4/2024 8:19:32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Multiplayer Online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PC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19:35.511" calcext:value-type="date">
            <text:p>6/4/2024 8:19:36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Nessuno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gioco ai videogiochi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19:48.994" calcext:value-type="date">
            <text:p>6/4/2024 8:19:49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eno di un’ora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Console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ho imparato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19:59.102" calcext:value-type="date">
            <text:p>6/4/2024 8:19:59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eno di un’ora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Console</text:p>
          </table:table-cell>
          <table:table-cell/>
          <table:table-cell table:style-name="ce3" office:value-type="string" calcext:value-type="string">
            <text:p>Assassin's creed (saga), God of War (saga Greca), God of war (saga norrena)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Preferisco la compagnia di chi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20:31.424" calcext:value-type="date">
            <text:p>6/4/2024 8:20:31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eno di un’ora</text:p>
          </table:table-cell>
          <table:table-cell table:style-name="ce3" office:value-type="string" calcext:value-type="string">
            <text:p>Multiplayer Online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Console, 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ltro (Specifica)</text:p>
          </table:table-cell>
          <table:table-cell table:style-name="ce3" office:value-type="string" calcext:value-type="string">
            <text:p>ho imparato alcuni termini</text:p>
          </table:table-cell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20:51.387" calcext:value-type="date">
            <text:p>6/4/2024 8:20:51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2-3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Console, PC, VR, Smartphone /Tablet</text:p>
          </table:table-cell>
          <table:table-cell/>
          <table:table-cell table:style-name="ce3" office:value-type="string" calcext:value-type="string">
            <text:p>Assassin's creed (saga), God of War (saga Greca)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i ho imparato un'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Preferisco la compagnia di chi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21:06.976" calcext:value-type="date">
            <text:p>6/4/2024 8:21:07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Alpha (2013- in poi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Non gioco regolarment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Alcuni Videogiochi hanno una forma d’arte mentre altri non c’è l’hanno</text:p>
          </table:table-cell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Console, 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ho imparato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21:07.013" calcext:value-type="date">
            <text:p>6/4/2024 8:21:07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Altro</text:p>
          </table:table-cell>
          <table:table-cell table:style-name="ce3" office:value-type="string" calcext:value-type="string">
            <text:p>playstation</text:p>
          </table:table-cell>
          <table:table-cell table:style-name="ce3" office:value-type="string" calcext:value-type="string">
            <text:p>God of War (saga Greca)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Mi astengo dal giudizio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i ho imparato un'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21:30.149" calcext:value-type="date">
            <text:p>6/4/2024 8:21:30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Console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i ho imparato un'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22:23.897" calcext:value-type="date">
            <text:p>6/4/2024 8:22:24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Mi astengo dal giudizi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ho imparato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22:24.236" calcext:value-type="date">
            <text:p>6/4/2024 8:22:24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Multiplayer Online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22:37.95" calcext:value-type="date">
            <text:p>6/4/2024 8:22:38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Console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i ho imparato un'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23:00.363" calcext:value-type="date">
            <text:p>6/4/2024 8:23:00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Non gioco regolarment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Console, PC, Smartphone /Tablet</text:p>
          </table:table-cell>
          <table:table-cell/>
          <table:table-cell table:style-name="ce3" office:value-type="string" calcext:value-type="string">
            <text:p>Altro (specifica)</text:p>
          </table:table-cell>
          <table:table-cell table:style-name="ce3" office:value-type="string" calcext:value-type="string">
            <text:p>fortnite, fifa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paccano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23:36.759" calcext:value-type="date">
            <text:p>6/4/2024 8:23:37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2-3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Console</text:p>
          </table:table-cell>
          <table:table-cell/>
          <table:table-cell table:style-name="ce3" office:value-type="string" calcext:value-type="string">
            <text:p>Assassin's creed (saga)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Mi astengo dal giudizio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 non ho imparato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25:04.013" calcext:value-type="date">
            <text:p>6/4/2024 8:25:04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2-3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Smartphone /Tablet</text:p>
          </table:table-cell>
          <table:table-cell/>
          <table:table-cell table:style-name="ce3" office:value-type="string" calcext:value-type="string">
            <text:p>God of war (saga norrena)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26:39.805" calcext:value-type="date">
            <text:p>6/4/2024 8:26:40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2-3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Console, Console portatili, Smartphone /Tablet</text:p>
          </table:table-cell>
          <table:table-cell/>
          <table:table-cell table:style-name="ce3" office:value-type="string" calcext:value-type="string">
            <text:p>Assassin's creed (saga), Altro (specifica)</text:p>
          </table:table-cell>
          <table:table-cell table:style-name="ce3" office:value-type="string" calcext:value-type="string">
            <text:p>For Honor e Call of Duty ww2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35:45.162" calcext:value-type="date">
            <text:p>6/4/2024 8:35:45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X (1965-1980)</text:p>
          </table:table-cell>
          <table:table-cell table:style-name="ce3" office:value-type="string" calcext:value-type="string">
            <text:p>Professore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Nessuno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gioco ai videogioch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anno dei lati positivi ma possono creare dipendenza</text:p>
          </table:table-cell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36:04.011" calcext:value-type="date">
            <text:p>6/4/2024 8:36:04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2-3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Console, Console portatili, Smartphone /Tablet</text:p>
          </table:table-cell>
          <table:table-cell/>
          <table:table-cell table:style-name="ce3" office:value-type="string" calcext:value-type="string">
            <text:p>Assassin's creed (saga), Altro (specifica)</text:p>
          </table:table-cell>
          <table:table-cell table:style-name="ce3" office:value-type="string" calcext:value-type="string">
            <text:p>Brawl Stars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i ho imparato un'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36:35.184" calcext:value-type="date">
            <text:p>6/4/2024 8:36:35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4-6 ore</text:p>
          </table:table-cell>
          <table:table-cell table:style-name="ce3" office:value-type="string" calcext:value-type="string">
            <text:p>Multiplayer Online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Battlefield V</text:p>
          </table:table-cell>
          <table:table-cell table:style-name="ce3" office:value-type="string" calcext:value-type="string">
            <text:p>PC, Smartphone /Tablet</text:p>
          </table:table-cell>
          <table:table-cell/>
          <table:table-cell table:style-name="ce3" office:value-type="string" calcext:value-type="string">
            <text:p>Assassin's creed (saga), Altro (specifica)</text:p>
          </table:table-cell>
          <table:table-cell table:style-name="ce3" office:value-type="string" calcext:value-type="string">
            <text:p>Battlefield V, Call Of Duty MWII, Call Of Duty WW2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Dipende (specifica)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Preferisco la compagnia di chi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37:18.001" calcext:value-type="date">
            <text:p>6/4/2024 8:37:18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Nessuno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non gioco ai videogiochi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Preferisco la compagnia di chi non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37:40.547" calcext:value-type="date">
            <text:p>6/4/2024 8:37:41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eno di un’ora</text:p>
          </table:table-cell>
          <table:table-cell table:style-name="ce3" office:value-type="string" calcext:value-type="string">
            <text:p>Nessuno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Mi astengo dal giudizio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 non gioco ai videogiochi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Preferisco la compagnia di chi non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37:42.966" calcext:value-type="date">
            <text:p>6/4/2024 8:37:43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Non gioco regolarmente</text:p>
          </table:table-cell>
          <table:table-cell table:style-name="ce3" office:value-type="string" calcext:value-type="string">
            <text:p>Multiplayer Online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Smartphone /Tablet</text:p>
          </table:table-cell>
          <table:table-cell/>
          <table:table-cell table:style-name="ce3" office:value-type="string" calcext:value-type="string">
            <text:p>God of War (saga Greca), Age of Empire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Mi astengo dal giudizio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37:43.842" calcext:value-type="date">
            <text:p>6/4/2024 8:37:44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2-3 ore</text:p>
          </table:table-cell>
          <table:table-cell table:style-name="ce3" office:value-type="string" calcext:value-type="string">
            <text:p>Multiplayer Online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Call Of Duty </text:p>
          </table:table-cell>
          <table:table-cell table:style-name="ce3" office:value-type="string" calcext:value-type="string">
            <text:p>Console, PC, Smartphone /Tablet</text:p>
          </table:table-cell>
          <table:table-cell/>
          <table:table-cell table:style-name="ce3" office:value-type="string" calcext:value-type="string">
            <text:p>Assassin's creed (saga), Age of Empire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Preferisco la compagnia di chi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37:45.709" calcext:value-type="date">
            <text:p>6/4/2024 8:37:46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eno di un’ora</text:p>
          </table:table-cell>
          <table:table-cell table:style-name="ce3" office:value-type="string" calcext:value-type="string">
            <text:p>Multiplayer Online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Console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37:47.157" calcext:value-type="date">
            <text:p>6/4/2024 8:37:47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eno di un’ora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Mi astengo dal giudizi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i ho imparato un'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Preferisco la compagnia di chi non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38:18.059" calcext:value-type="date">
            <text:p>6/4/2024 8:38:18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Meno di un’ora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Console, PC, Smartphone /Tablet</text:p>
          </table:table-cell>
          <table:table-cell/>
          <table:table-cell table:style-name="ce3" office:value-type="string" calcext:value-type="string">
            <text:p>God of War (saga Greca), God of war (saga norrena), Altro (specifica)</text:p>
          </table:table-cell>
          <table:table-cell table:style-name="ce3" office:value-type="string" calcext:value-type="string">
            <text:p>warframe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Preferisco la compagnia di chi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8:38:22.404" calcext:value-type="date">
            <text:p>6/4/2024 8:38:22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Non gioco regolarmente</text:p>
          </table:table-cell>
          <table:table-cell table:style-name="ce3" office:value-type="string" calcext:value-type="string">
            <text:p>Nessuno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n gioco ai Videogiochi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 non gioco ai videogiochi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Preferisco la compagnia di chi non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09:03:11.772" calcext:value-type="date">
            <text:p>6/4/2024 9:03:12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Non gioco regolarment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Non gioco ai videogiochi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4T10:08:46.69" calcext:value-type="date">
            <text:p>6/4/2024 10:08:47</text:p>
          </table:table-cell>
          <table:table-cell table:style-name="ce3" office:value-type="string" calcext:value-type="string">
            <text:p>Preferisco non specificarl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7&gt;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Quasi tutti i giochi, giocandoli in inglese ho avuto modo di apprendere un'inglese avanzato</text:p>
          </table:table-cell>
          <table:table-cell table:style-name="ce3" office:value-type="string" calcext:value-type="string">
            <text:p>PC, Smartphone /Tablet</text:p>
          </table:table-cell>
          <table:table-cell/>
          <table:table-cell table:style-name="ce3" office:value-type="string" calcext:value-type="string">
            <text:p>God of War (saga Greca), God of war (saga norrena)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i ho imparato un'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n ho visto astio ne interesse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5T07:23:02.333" calcext:value-type="date">
            <text:p>6/5/2024 7:23:02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Dipende dal messaggio che il creatore vuole dare</text:p>
          </table:table-cell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Console, PC, Smartphone /Tablet</text:p>
          </table:table-cell>
          <table:table-cell/>
          <table:table-cell table:style-name="ce3" office:value-type="string" calcext:value-type="string">
            <text:p>God of War (saga Greca), God of war (saga norrena), Altro (specifica)</text:p>
          </table:table-cell>
          <table:table-cell table:style-name="ce3" office:value-type="string" calcext:value-type="string">
            <text:p>Call of Duty WWII</text:p>
          </table:table-cell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Dipende dal tipo di gioco e da come viene programmato</text:p>
          </table:table-cell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Alcune persone possono fare amicizia online ma, la maggior parte del tempo, altre persone vengono solo insultate per le loro abilita nel gioco, che siano bravi/e o me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sono un professore </text:p>
          </table:table-cell>
          <table:table-cell table:style-name="ce3" office:value-type="string" calcext:value-type="string">
            <text:p>Non gioco ai videogioch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5T11:40:08.12" calcext:value-type="date">
            <text:p>6/5/2024 11:40:08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7&gt;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Roblox</text:p>
          </table:table-cell>
          <table:table-cell table:style-name="ce3" office:value-type="string" calcext:value-type="string">
            <text:p>Console, PC, Smartphone /Tablet</text:p>
          </table:table-cell>
          <table:table-cell/>
          <table:table-cell table:style-name="ce3" office:value-type="string" calcext:value-type="string">
            <text:p>Altro (specifica)</text:p>
          </table:table-cell>
          <table:table-cell table:style-name="ce3" office:value-type="string" calcext:value-type="string">
            <text:p>Euro truck simulator 2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i ho imparato un'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Lati positivi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Preferisco la compagnia di chi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5T13:17:27.274" calcext:value-type="date">
            <text:p>6/5/2024 13:17:27</text:p>
          </table:table-cell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Single player</text:p>
          </table:table-cell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Dipende dalla tipologia, ad esempio i videogiochi violenti non penso siano molto costruttivi.</text:p>
          </table:table-cell>
          <table:table-cell table:style-name="ce3" office:value-type="string" calcext:value-type="string">
            <text:p>Non saprei</text:p>
          </table:table-cell>
          <table:table-cell/>
          <table:table-cell table:style-name="ce3" office:value-type="string" calcext:value-type="string">
            <text:p>Smartphone /Tablet</text:p>
          </table:table-cell>
          <table:table-cell/>
          <table:table-cell table:style-name="ce3" office:value-type="string" calcext:value-type="string">
            <text:p>Nessuno</text:p>
          </table:table-cell>
          <table:table-cell/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Magari sono formativi in quanto implicano l’utilizzo di logica e ragionamenti o l’uso della creatività.</text:p>
          </table:table-cell>
          <table:table-cell table:style-name="ce3" office:value-type="string" calcext:value-type="string">
            <text:p>Dipende (specifica)</text:p>
          </table:table-cell>
          <table:table-cell table:style-name="ce3" office:value-type="string" calcext:value-type="string">
            <text:p>Si possono essere un alternativa ma non deve essere la modalità di socializzazione principale.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5T17:55:43.261" calcext:value-type="date">
            <text:p>6/5/2024 17:55:43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minecaft</text:p>
          </table:table-cell>
          <table:table-cell table:style-name="ce3" office:value-type="string" calcext:value-type="string">
            <text:p>Console, Smartphone /Tablet</text:p>
          </table:table-cell>
          <table:table-cell/>
          <table:table-cell table:style-name="ce3" office:value-type="string" calcext:value-type="string">
            <text:p>Assassin's creed (saga), God of War (saga Greca)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Preferisco la compagnia di chi videogioca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4-06-06T15:49:02.063" calcext:value-type="date">
            <text:p>6/6/2024 15:49:02</text:p>
          </table:table-cell>
          <table:table-cell table:style-name="ce3" office:value-type="string" calcext:value-type="string">
            <text:p>Uomo</text:p>
          </table:table-cell>
          <table:table-cell table:style-name="ce3" office:value-type="string" calcext:value-type="string">
            <text:p>Generazione Z (1997-2012)</text:p>
          </table:table-cell>
          <table:table-cell table:style-name="ce3" office:value-type="string" calcext:value-type="string">
            <text:p>Studente</text:p>
          </table:table-cell>
          <table:table-cell table:style-name="ce3" office:value-type="string" calcext:value-type="string">
            <text:p>1-2 ore</text:p>
          </table:table-cell>
          <table:table-cell table:style-name="ce3" office:value-type="string" calcext:value-type="string">
            <text:p>Entrambi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Console, PC, Smartphone /Tablet</text:p>
          </table:table-cell>
          <table:table-cell/>
          <table:table-cell table:style-name="ce3" office:value-type="string" calcext:value-type="string">
            <text:p>Altro (specifica)</text:p>
          </table:table-cell>
          <table:table-cell table:style-name="ce3" office:value-type="string" calcext:value-type="string">
            <text:p>Vari call of duty come per esempio call of duty ww2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Ho potenziato le conoscenze di un altra lingua</text:p>
          </table:table-cell>
          <table:table-cell/>
          <table:table-cell table:style-name="ce3" office:value-type="string" calcext:value-type="string">
            <text:p>Si</text:p>
          </table:table-cell>
          <table:table-cell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n ho preferenze</text:p>
          </table:table-cell>
          <table:table-cell table:number-columns-repeated="998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isposte_20_del_20_modulo_20_1" style:display-name="PageStyle_Risposte del modul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4" meta:object-count="0"/>
    <meta:generator>LibreOfficeDev/6.0.5.2$Linux_X86_64 LibreOffice_project/</meta:generator>
  </office:meta>
</office:document-meta>
</file>